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ac0a" officeooo:paragraph-rsid="0002ac0a"/>
    </style:style>
    <style:style style:name="P2" style:family="paragraph" style:parent-style-name="Text_20_body">
      <style:text-properties officeooo:rsid="00042f91" officeooo:paragraph-rsid="00042f91"/>
    </style:style>
    <style:style style:name="P3" style:family="paragraph" style:parent-style-name="Text_20_body">
      <style:text-properties officeooo:rsid="00042f91" officeooo:paragraph-rsid="0008d6fc"/>
    </style:style>
    <style:style style:name="P4" style:family="paragraph" style:parent-style-name="Text_20_body">
      <style:text-properties officeooo:paragraph-rsid="00042f91"/>
    </style:style>
    <style:style style:name="P5" style:family="paragraph" style:parent-style-name="Text_20_body">
      <style:text-properties officeooo:rsid="0008d6fc" officeooo:paragraph-rsid="0008d6fc"/>
    </style:style>
    <style:style style:name="P6" style:family="paragraph" style:parent-style-name="Text_20_body">
      <style:text-properties officeooo:rsid="0009c5c9" officeooo:paragraph-rsid="0009c5c9"/>
    </style:style>
    <style:style style:name="P7" style:family="paragraph" style:parent-style-name="Text_20_body">
      <style:text-properties officeooo:rsid="00060b97" officeooo:paragraph-rsid="00060b97"/>
    </style:style>
    <style:style style:name="P8" style:family="paragraph" style:parent-style-name="Text_20_body">
      <style:text-properties officeooo:rsid="000b9cb9" officeooo:paragraph-rsid="000b9cb9"/>
    </style:style>
    <style:style style:name="P9" style:family="paragraph" style:parent-style-name="Title">
      <style:text-properties officeooo:rsid="0002ac0a" officeooo:paragraph-rsid="0002ac0a"/>
    </style:style>
    <style:style style:name="T1" style:family="text">
      <style:text-properties officeooo:rsid="00042f91"/>
    </style:style>
    <style:style style:name="T2" style:family="text">
      <style:text-properties officeooo:rsid="000b9cb9"/>
    </style:style>
    <style:style style:name="T3" style:family="text">
      <style:text-properties officeooo:rsid="000d6e9d"/>
    </style:style>
    <style:style style:name="T4" style:family="text">
      <style:text-properties officeooo:rsid="000f4cd9"/>
    </style:style>
    <style:style style:name="T5" style:family="text">
      <style:text-properties officeooo:rsid="00127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Идеология науки</text:p>
      <text:p text:style-name="P1"/>
      <text:p text:style-name="P1">Может показаться, что наука, будучи направленной на расширение круга наших знаний об окружающем мире, являясь проявлением чистой мысли и стремления к объективному познанию и описанию действительности, должна быть свободна от предрассудков и рамок, которыми может явиться идеология. Однако стоит принять во внимание, что научное сообщество — это учёные, люди, которые посвятили себя этой сфере, и которые обладают определёнными взглядами на саму науку и на мир, в котором она существует. Совокупность этих взглядов, стремлений и убеждений и являет в общем смысле то, о чём можно говорить как об идеологии науки.</text:p>
      <text:p text:style-name="Text_20_body"><text:span text:style-name="T5">Ссылаясь на вышесказанное, представим себе научное сообщество как отдельный самостоятельный организм. </text:span>Можно <text:span text:style-name="T5">точно так же </text:span>выделить два глобальных направления идеологии науки. Одно, внешнее, направлено на популяризацию науки, на её образ в глазах общественности, на поддержание авторитета и значимости, ровно как и на донесение до общественности информации о достижениях и дальнейших целях. Второе, внутреннее, являет собой то, что движет науку вперёд. Это мотивация всех и каждого из тех, кто вовлечён в науку, в отдельности. Это устоявшиеся традиции и нормы, которые регулируют взаимодействие внутри научного сообщества, которые обеспечивают преемственность, этику взаимодействия, <text:span text:style-name="T2">структуру развития</text:span>.</text:p>
      <text:h text:style-name="Heading_20_1" text:outline-level="1">Внешнее направление.</text:h>
      <text:p text:style-name="P3"><text:span text:style-name="T5">Рассмотрим внешнее </text:span>направлени<text:span text:style-name="T5">е.</text:span> <text:span text:style-name="T5">Одной из основных задач здесь всегда (а в последнее время — </text:span>особенно<text:span text:style-name="T5">) была</text:span> <text:span text:style-name="T5">задача </text:span>привлечь людей к тому, чем занимается наука. Для того, чтобы больше людей <text:span text:style-name="T5">заинтересовывалось и посвящало ей свою жизнь и карьеру.</text:span> <text:span text:style-name="T2">А также д</text:span>ля того, чтобы люди понимали, <text:span text:style-name="T5">в чём заключается деятельность научного сообщества, чего наука позволяет достичь — и банально,</text:span> <text:span text:style-name="T5">ч</text:span>то <text:span text:style-name="T5">учёные и академики </text:span>не <text:span text:style-name="T5">просто сидят на </text:span>казённы<text:span text:style-name="T5">х</text:span> харч<text:span text:style-name="T5">ах</text:span>, а <text:span text:style-name="T5">занимаются важными делами</text:span>.</text:p>
      <text:p text:style-name="P8">Но будучи “явлением в себе”, наука редко способна (и даже редко стремится) заявить о себе общественности. Для того, чтобы достучаться до внешнего мира, наука взаимодействует с бизнесом, или государственным аппаратом, <text:span text:style-name="T5">г</text:span>де <text:span text:style-name="T5">неизбежно</text:span> происходит столкновение идеологий и интересов. <text:span text:style-name="T5">Яркий пример — </text:span>свершившееся сравнительно недавно <text:span text:style-name="T1">реформирование РАН. Направленные, </text:span>казалось<text:span text:style-name="T1"> бы, на улучшение положения науки в России, в итоге </text:span>реформы привели к замещению академиков чиновниками <text:span text:style-name="T5">на некоторых постах</text:span>, а также потерей РАН ряда помещений, использовавшихся в научных целях.</text:p>
      <text:h text:style-name="Heading_20_1" text:outline-level="1">Внутреннее направление.</text:h>
      <text:h text:style-name="Heading_20_2" text:outline-level="2">Мотивация.</text:h>
      <text:p text:style-name="P2"><text:span text:style-name="T5">Но поговрим также и о внутреннем направлении идеологии. И прежде всего стоит обратить </text:span><text:soft-page-break/><text:span text:style-name="T5">вснимание на </text:span>мотиваци<text:span text:style-name="T5">ю</text:span>. <text:span text:style-name="T5">Что заставляет людей посвящать себя науке? В первуч очередь,</text:span> <text:span text:style-name="T5">э</text:span>то любопытство, нетерпимость к <text:span text:style-name="T5">незнанию</text:span>, желание улучшить мир, сделать что-то для человечества. В большой степени важно именно любопытство и восхищение тем, что ты делаешь. В книге “Какое ТЕБЕ дело до того, то думают другие?” <text:span text:style-name="T5">запечатлены слова</text:span> <text:span text:style-name="T5">физика </text:span>Ричард<text:span text:style-name="T5">а</text:span> Филлипс<text:span text:style-name="T5">а</text:span> Фейнман<text:span text:style-name="T5">а</text:span>, которые, <text:span text:style-name="T5">на наш взгляд,</text:span> знаменуют самую главную причину для существования и познания. <text:span text:style-name="T5">Вот они:</text:span></text:p>
      <text:p text:style-name="P4"><text:span text:style-name="T1">“</text:span>У меня есть друг, художник, и порой он принимает такую точку зрения, с которой я не согласен. Он берет цветок и говорит: «Посмотри, как он прекрасен». И тут же добавляет: «Я, будучи художником, способен видеть красоту цветка. Но ты, будучи ученым, разбираешь его на части, и он становится скучным». Я думаю, что он немного ненормальный.</text:p>
      <text:p text:style-name="Text_20_body">Во-первых, красота, которую видит он, доступна другим людям – в том числе и мне, в чем я уверен. Несмотря на то, что я, быть может, не так утончен в эстетическом плане, как он, я все же могу оценить красоту цветка. Но в то же время я вижу в цветке гораздо больше него. Я могу представить клетки внутри этого цветка, которые тоже обладают красотой. Красота существует не только в масштабе одного сантиметра, но и в гораздо более малых масштабах.</text:p>
      <text:p text:style-name="Text_20_body">Существуют сложные действия клеток и другие процессы. Интересен тот факт, что цвета цветка развились в процессе эволюции, чтобы привлекать насекомых для его опыления; это означает, что насекомые способны видеть цвета. Отсюда возникает новый вопрос: существует ли эстетическое чувство, которым обладаем мы, и в более низких формах жизни? Знание науки порождает множество интересных вопросов, так что оно только увеличивает восторг, тайну и благоговение, которое мы испытываем при виде цветка. Только увеличивает. Я не понимаю, каким образом оно может уменьшать.<text:span text:style-name="T1">”</text:span></text:p>
      <text:h text:style-name="Heading_20_2" text:outline-level="2">Идеологические дискуссии в науке.</text:h>
      <text:p text:style-name="P7">Одна из особенностей любой идеологии — расхождение слова (идеал<text:span text:style-name="T3">ов</text:span>, провозгла<text:span text:style-name="T2">ш</text:span>ённы<text:span text:style-name="T4">х</text:span> нормами) с делом. В науке существует <text:span text:style-name="T5">такое явление как </text:span>научное мышление: доказательство, эксперимент, эмпирика, опыт, т. п. В науке существуют общеприняте нормы для работ, образы, стили, традиции. Недобросовестные работы пытаются выдать себя за хорошие <text:span text:style-name="T5">за счёт</text:span> мимикри<text:span text:style-name="T5">и</text:span> под эти стандарты и идеалы. В спорах своя точка зрения остаивается с о<text:span text:style-name="T2">п</text:span>иранием на следование принципам научного мышления, чужая же нивелируется утверждениями, что чувак отступает от этих норм. <text:span text:style-name="T5">Из всего этого можно сделать вывод</text:span>, что в научных сообществах споры также имеют вид идеологической дискуссии. Стороны стремятся обвинить друг друга в начуной ереси, а себя <text:span text:style-name="T5">показать с другой стороны, красивыми и </text:span>в белом пальто.</text:p>
      <text:h text:style-name="Heading_20_2" text:outline-level="2">Образ учёного.</text:h>
      <text:p text:style-name="P5"><text:span text:style-name="T5">Что такое образ учёного? В некотором роде это система ценностей, разделяемая всем научным сообществом. Надо отметить, что эта система ценностей, этот образ изменяля с течением времени. От романтического образа гения, борющегося за свет истины, мы пришли к восприятию карьеры учёного как заурядной профессии, для кого-то престижной, но для кого-то — далеко не самой удачной. Однако нельзя утверждать, что эта тенденция плоха. </text:span><text:soft-page-break/><text:span text:style-name="T5">Былой образ в какой-то мере сыграл злую шутку для научного сообщества, подняв планку ожиданий, которые предъявлялись к учёным. Нивелировав образ учёного как героя, общество перестало ожидать от него решения абсолютно всех проблем.</text:span></text:p>
      <text:p text:style-name="P5"/>
      <text:p text:style-name="P6"><text:span text:style-name="T5">Итак, в</text:span> социальном институте науки идеология, как ни странно, играет важную роль. Как для участников научного сообщества, где идеология управляет отдельными элементами взаимодействия внутри сообщества и между сообществом и внешним миром, так и для того самого внешнего мира, позволяя ему лучше понять и увидеть, что представляют собой на самом деле <text:span text:style-name="T5">заявления, достижения и цели учён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2:42:47.147081784</meta:creation-date>
    <dc:date>2015-10-15T08:25:34.148977571</dc:date>
    <meta:editing-duration>PT1H42M31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17" meta:word-count="880" meta:character-count="6150" meta:non-whitespace-character-count="5280"/>
  </office:meta>
</office:document-meta>
</file>